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e8bdd" officeooo:paragraph-rsid="001e8bdd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1e8bdd" officeooo:paragraph-rsid="001e8bdd"/>
    </style:style>
    <style:style style:name="P3" style:family="paragraph" style:parent-style-name="Standard">
      <style:text-properties officeooo:paragraph-rsid="001e8bdd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fo:language="uk" fo:country="UA" officeooo:rsid="001e8bdd" officeooo:paragraph-rsid="001e8bdd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officeooo:paragraph-rsid="001e8bdd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language="uk" fo:country="UA" officeooo:paragraph-rsid="001e8bdd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indent="-0.635cm" style:auto-text-indent="false"/>
      <style:text-properties officeooo:paragraph-rsid="001e8bdd"/>
    </style:style>
    <style:style style:name="T1" style:family="text">
      <style:text-properties officeooo:rsid="001e8bdd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fo:font-variant="normal" fo:text-transform="none" fo:color="#000000" style:font-name="Open Sans" fo:font-size="10.8000001907349pt" fo:letter-spacing="normal" fo:font-style="normal" fo:font-weight="normal"/>
    </style:style>
    <style:style style:name="T7" style:family="text">
      <style:text-properties fo:font-variant="normal" fo:text-transform="none" fo:color="#000000" style:font-name="Open Sans" fo:font-size="10.8000001907349pt" fo:letter-spacing="normal" fo:language="uk" fo:country="UA" fo:font-style="normal" fo:font-weight="normal" officeooo:rsid="001e8bdd"/>
    </style:style>
    <style:style style:name="T8" style:family="text">
      <style:text-properties fo:language="uk" fo:country="UA" officeooo:rsid="001e8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.03.22 2-Б клас ЗаярнюкС.А. Математика Діагностувальна робота</text:p>
      <text:p text:style-name="P1"/>
      <text:p text:style-name="P1"/>
      <text:p text:style-name="P3"><text:span text:style-name="T7">Мета: перевірити, як учні засвоїли навички табличного множення і ділення з числами <text:s/>і вміння розв'язувати задачі, знаходити значення виразів, які включають дії одного ступеня і різних ступенів; розвивати мислення; виховувати культуру оформлення письмових робіт.</text:span><text:span text:style-name="T8"> </text:span></text:p>
      <text:p text:style-name="P1"/>
      <text:p text:style-name="P1"/>
      <text:p text:style-name="P1"/>
      <text:p text:style-name="P1"/>
      <text:p text:style-name="P2">Хід уроку</text:p>
      <text:p text:style-name="P1"/>
      <text:p text:style-name="P5"><text:span text:style-name="T2">1.Задача</text:span></text:p>
      <text:p text:style-name="P5"><text:span text:style-name="T4">На алеї росте 5 дубків, а беріз у 6 разів більше. Скільки всього дерев росте на алеї ?</text:span></text:p>
      <text:p text:style-name="P6"/>
      <text:p text:style-name="P5"><text:span text:style-name="T2">2. Приклади</text:span></text:p>
      <text:p text:style-name="P5"><text:span text:style-name="T4">16 + 25 : 5 = <text:s text:c="9"/>30 : </text:span><text:span text:style-name="T3">6</text:span><text:span text:style-name="T4"> + 24 : 4 =</text:span></text:p>
      <text:p text:style-name="P5"><text:span text:style-name="T4">36 : 4 : 3 = <text:s text:c="13"/>5 · (29 – 23) =</text:span></text:p>
      <text:p text:style-name="P6"/>
      <text:p text:style-name="P5"><text:span text:style-name="T2">3. Завдання</text:span></text:p>
      <text:p text:style-name="P5"><text:span text:style-name="T5">1 доба-15 год =</text:span></text:p>
      <text:p text:style-name="P5"><text:span text:style-name="T5">1 год + 36 хв =</text:span></text:p>
      <text:p text:style-name="P5"><text:span text:style-name="T5">1 хв – 45 с =</text:span></text:p>
      <text:p text:style-name="P6"/>
      <text:p text:style-name="P5"><text:span text:style-name="T2">4. Завдання</text:span></text:p>
      <text:p text:style-name="P5"><text:span text:style-name="T2">Накресли 3 відрізки. Довжина першого – 12 см, другого – у 4 рази менше, ніж першого, а третього – у 2 рази більше, ніж другого.</text:span></text:p>
      <text:p text:style-name="P6"/>
      <text:p text:style-name="P7"><text:span text:style-name="T3"><text:s text:c="5"/>5. </text:span><text:span text:style-name="T4">Додаткове завдання</text:span><text:bookmark text:name="_GoBack"/></text:p>
      <text:p text:style-name="P5"><text:span text:style-name="T4">Вставити відповідні знаки дій, щоб рівності були правильними.</text:span></text:p>
      <text:p text:style-name="P5"><text:span text:style-name="T4">(10 <text:s/>4) : 2 = 7</text:span></text:p>
      <text:p text:style-name="P5"><text:span text:style-name="T4">24 <text:s text:c="2"/>4· 3 = 18</text:span></text:p>
      <text:p text:style-name="P5"><text:span text:style-name="T4">2 <text:s text:c="3"/>2 <text:s text:c="2"/>8 = 32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7T08:53:40.443000000</meta:creation-date>
    <dc:date>2022-03-27T09:07:45.990000000</dc:date>
    <meta:editing-duration>PT14M12S</meta:editing-duration>
    <meta:editing-cycles>1</meta:editing-cycles>
    <meta:document-statistic meta:table-count="0" meta:image-count="0" meta:object-count="0" meta:page-count="1" meta:paragraph-count="19" meta:word-count="157" meta:character-count="843" meta:non-whitespace-character-count="663"/>
    <meta:generator>LibreOffice/6.3.4.2$Windows_X86_64 LibreOffice_project/60da17e045e08f1793c57c00ba83cdfce946d0aa</meta:generator>
  </office:meta>
</office:document-meta>
</file>